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fo:font-weight="bold" style:font-weight-asian="bold" style:font-weight-complex="bold"/>
    </style:style>
    <style:style style:name="T3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4" style:parent-style-name="Fuentedepárrafopredeter." style:family="text">
      <style:text-properties fo:font-weight="bold" style:font-weight-asian="bold" style:font-weight-complex="bold"/>
    </style:style>
    <style:style style:name="T5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6" style:parent-style-name="Fuentedepárrafopredeter." style:family="text">
      <style:text-properties fo:font-weight="bold" style:font-weight-asian="bold" style:font-weight-complex="bold"/>
    </style:style>
    <style:style style:name="T7" style:parent-style-name="Fuentedepárrafopredeter.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Dadas las siguientes tablas definidas para el <text:a office:title="Modelo Relacional" xlink:href="https://aulasvirtuales.educastur.es/mod/resource/view.php?id=712273" office:target-frame-name="_top" xlink:show="replace"><text:span text:style-name="Hipervínculo">modelo relacional</text:span></text:a>:</text:p>
      <text:p text:style-name="Normal"><text:span text:style-name="T2">ALUMNOS</text:span> (<text:span text:style-name="T3">dni</text:span>, expediente)</text:p>
      <text:p text:style-name="Normal"><text:span text:style-name="T4">PROFESORES</text:span> (<text:span text:style-name="T5">dni</text:span>, departamento)</text:p>
      <text:p text:style-name="Normal">Indique la tabla resultante de la operación y los datos que contendría.</text:p>
      <text:p text:style-name="Normal"><text:span text:style-name="T6">ALUMNOS </text:span>∞<text:span text:style-name="T7"> PROFESORES</text:span></text:p>
      <text:p text:style-name="Normal">El resultado es: TEMP(Dni, expediente, departamento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Hipervínculo" style:display-name="Hipervínculo" style:family="text" style:parent-style-name="Fuentedepárrafopredeter.">
      <style:text-properties fo:color="#467886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lberto López Campo</meta:initial-creator>
    <dc:creator>Alberto López Campo</dc:creator>
    <meta:creation-date>2025-11-28T16:32:00Z</meta:creation-date>
    <dc:date>2025-11-28T16:32:00Z</dc:date>
    <meta:template xlink:href="Normal.dotm" xlink:type="simple"/>
    <meta:editing-cycles>2</meta:editing-cycles>
    <meta:editing-duration>PT0S</meta:editing-duration>
    <meta:document-statistic meta:page-count="1" meta:paragraph-count="1" meta:word-count="57" meta:character-count="373" meta:row-count="2" meta:non-whitespace-character-count="317"/>
  </office:meta>
</office:document-meta>
</file>